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pt" officeooo:rsid="000c76e4" officeooo:paragraph-rsid="000c76e4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10pt" officeooo:rsid="000d2d36" officeooo:paragraph-rsid="000d2d3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FreeMono" fo:font-size="10pt" officeooo:rsid="000d2d36" officeooo:paragraph-rsid="000d2d36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 434</text:p>
      <text:p text:style-name="P1">IEEE Article</text:p>
      <text:p text:style-name="P1"/>
      <text:p text:style-name="P2">Memristor Implementation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2:09:55.961127079</meta:creation-date>
    <dc:date>2015-10-19T12:10:41.254344345</dc:date>
    <meta:editing-duration>PT45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4" meta:word-count="8" meta:character-count="59" meta:non-whitespace-character-count="55"/>
  </office:meta>
</office:document-meta>
</file>